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185cm" fo:margin-left="0cm" table:align="left" style:writing-mode="lr-tb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4.595cm"/>
    </style:style>
    <style:style style:name="Table2.D" style:family="table-column">
      <style:table-column-properties style:column-width="6.98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/>
      <style:text-properties fo:color="#222222"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1.251cm" style:auto-text-indent="false"/>
      <style:text-properties fo:color="#222222" style:font-name="Arial" fo:font-size="12pt" fo:font-weight="normal" officeooo:paragraph-rsid="0304b544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fo:color="#222222" style:font-name="Arial" fo:font-size="12pt" fo:font-weight="bold" officeooo:paragraph-rsid="00ef3b96" style:font-size-asian="12pt" style:font-weight-asian="bold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222222" style:font-name="Arial" fo:font-size="12pt" fo:font-weight="bold" officeooo:rsid="02a1a30c" officeooo:paragraph-rsid="02a1a30c" style:font-size-asian="12pt" style:font-weight-asian="bold" style:font-size-complex="12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paragraph-rsid="00d2312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0d2312c" officeooo:paragraph-rsid="00d2312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0d2312c" officeooo:paragraph-rsid="01c0403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1c04038" officeooo:paragraph-rsid="01c0403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722c81" officeooo:paragraph-rsid="02722c8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a2481c" officeooo:paragraph-rsid="02a2481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/>
      <style:text-properties style:font-name="Arial"/>
    </style:style>
    <style:style style:name="P14" style:family="paragraph" style:parent-style-name="Standard" style:master-page-name="Standard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 style:page-number="auto"/>
      <style:text-properties fo:color="#222222"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1" style:master-page-name="Standard">
      <loext:graphic-properties draw:fill="none" draw:fill-image-width="0cm" draw:fill-image-height="0cm"/>
      <style:paragraph-properties fo:margin-left="0cm" fo:margin-right="0cm" fo:margin-top="0.101cm" fo:margin-bottom="0.101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 fo:keep-with-next="always" style:writing-mode="lr-tb">
        <style:tab-stops>
          <style:tab-stop style:position="0.661cm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Heading_20_1">
      <loext:graphic-properties draw:fill="none" draw:fill-image-width="0cm" draw:fill-image-height="0cm"/>
      <style:paragraph-properties fo:margin-left="0cm" fo:margin-right="0cm" fo:margin-top="0cm" fo:margin-bottom="0.101cm" loext:contextual-spacing="false" fo:line-height="150%" fo:text-align="justify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>
          <style:tab-stop style:position="0cm"/>
        </style:tab-stops>
      </style:paragraph-properties>
      <style:text-properties officeooo:paragraph-rsid="01299135" fo:hyphenate="false" fo:hyphenation-remain-char-count="2" fo:hyphenation-push-char-count="2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able_20_Contents" style:list-style-name="WW8Num1">
      <style:paragraph-properties style:snap-to-layout-grid="false" style:writing-mode="lr-tb"/>
      <style:text-properties style:font-name="Arial" fo:font-size="10pt" officeooo:paragraph-rsid="00ef3b96" style:font-size-asian="10pt" style:font-name-complex="Arial" style:font-size-complex="10pt"/>
    </style:style>
    <style:style style:name="P19" style:family="paragraph" style:parent-style-name="Text" style:list-style-name="WW8Num1">
      <style:paragraph-properties fo:text-align="center" style:justify-single-word="false"/>
      <style:text-properties style:font-name="Arial" fo:font-size="10pt" fo:font-weight="bold" officeooo:rsid="00ef3b96" officeooo:paragraph-rsid="00ef3b96" style:font-size-asian="10pt" style:font-weight-asian="bold" style:font-size-complex="10pt" style:font-weight-complex="bold"/>
    </style:style>
    <style:style style:name="P20" style:family="paragraph" style:parent-style-name="Text">
      <style:text-properties fo:color="#800000"/>
    </style:style>
    <style:style style:name="P21" style:family="paragraph" style:parent-style-name="Text">
      <style:text-properties fo:font-size="10pt" style:font-size-asian="10pt" style:font-size-complex="10pt"/>
    </style:style>
    <style:style style:name="P22" style:family="paragraph" style:parent-style-name="Text">
      <style:text-properties fo:font-size="10pt" officeooo:paragraph-rsid="060a04a3" style:font-size-asian="10pt" style:font-size-complex="10pt"/>
    </style:style>
    <style:style style:name="P23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5fefe27" officeooo:paragraph-rsid="05fefe27" style:font-size-asian="10pt" style:font-size-complex="10pt"/>
    </style:style>
    <style:style style:name="P24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0c4f2c9" officeooo:paragraph-rsid="00ef3b96" style:font-size-asian="10pt" style:font-size-complex="10pt"/>
    </style:style>
    <style:style style:name="P25" style:family="paragraph" style:parent-style-name="Text" style:list-style-name="WW8Num1">
      <style:paragraph-properties fo:text-align="center" style:justify-single-word="false" style:writing-mode="lr-tb"/>
      <style:text-properties style:font-name="Arial" fo:font-size="10pt" officeooo:paragraph-rsid="00ef3b96" style:font-size-asian="10pt" style:font-size-complex="10pt"/>
    </style:style>
    <style:style style:name="T1" style:family="text">
      <style:text-properties officeooo:rsid="00ef3b96"/>
    </style:style>
    <style:style style:name="T2" style:family="text">
      <style:text-properties officeooo:rsid="02722c81"/>
    </style:style>
    <style:style style:name="T3" style:family="text">
      <style:text-properties officeooo:rsid="05fefe27"/>
    </style:style>
    <style:style style:name="T4" style:family="text">
      <style:text-properties style:font-name-asian="Arial" style:font-name-complex="Arial"/>
    </style:style>
    <style:style style:name="T5" style:family="text">
      <style:text-properties officeooo:rsid="00c4f2c9" style:font-name-asian="Arial" style:font-name-complex="Arial"/>
    </style:style>
    <style:style style:name="T6" style:family="text">
      <style:text-properties officeooo:rsid="03cbb692"/>
    </style:style>
    <style:style style:name="T7" style:family="text">
      <style:text-properties officeooo:rsid="01d2ffef"/>
    </style:style>
    <style:style style:name="T8" style:family="text">
      <style:text-properties officeooo:rsid="011fc219"/>
    </style:style>
    <style:style style:name="T9" style:family="text">
      <style:text-properties officeooo:rsid="02a2481c"/>
    </style:style>
    <style:style style:name="T10" style:family="text">
      <style:text-properties officeooo:rsid="02a8d275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weight="normal" officeooo:rsid="02a2481c" style:font-weight-asian="normal" style:font-weight-complex="normal"/>
    </style:style>
    <style:style style:name="T13" style:family="text">
      <style:text-properties style:font-name="Arial" fo:font-weight="normal" officeooo:rsid="02a8d275" style:font-weight-asian="normal" style:font-weight-complex="normal"/>
    </style:style>
    <style:style style:name="T14" style:family="text">
      <style:text-properties style:font-name="Arial" fo:font-weight="normal" officeooo:rsid="02bc0776" style:font-weight-asian="normal" style:font-weight-complex="normal"/>
    </style:style>
    <style:style style:name="T15" style:family="text">
      <style:text-properties style:font-name="Arial" fo:font-weight="normal" officeooo:rsid="038dbd0e" style:font-weight-asian="normal" style:font-weight-complex="normal"/>
    </style:style>
    <style:style style:name="T16" style:family="text">
      <style:text-properties style:font-name="Arial" fo:font-weight="normal" officeooo:rsid="060a04a3" style:font-weight-asian="normal" style:font-weight-complex="normal"/>
    </style:style>
    <style:style style:name="T1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Arial" fo:font-style="normal" fo:font-weight="normal" officeooo:rsid="02c40204" style:font-style-asian="normal" style:font-weight-asian="normal" style:font-style-complex="normal" style:font-weight-complex="normal"/>
    </style:style>
    <style:style style:name="T19" style:family="text">
      <style:text-properties style:font-name="Arial" fo:font-style="normal" fo:font-weight="normal" officeooo:rsid="038dbd0e" style:font-style-asian="normal" style:font-weight-asian="normal" style:font-style-complex="normal" style:font-weight-complex="normal"/>
    </style:style>
    <style:style style:name="T20" style:family="text">
      <style:text-properties style:font-name="Arial" fo:font-style="normal" fo:font-weight="normal" officeooo:rsid="060a04a3" style:font-style-asian="normal" style:font-weight-asian="normal" style:font-style-complex="normal" style:font-weight-complex="normal"/>
    </style:style>
    <style:style style:name="T21" style:family="text">
      <style:text-properties officeooo:rsid="02ba6051"/>
    </style:style>
    <style:style style:name="T22" style:family="text">
      <style:text-properties officeooo:rsid="02bc0776"/>
    </style:style>
    <style:style style:name="T23" style:family="text">
      <style:text-properties officeooo:rsid="02c0fd72"/>
    </style:style>
    <style:style style:name="T24" style:family="text">
      <style:text-properties officeooo:rsid="02ccd0db"/>
    </style:style>
    <style:style style:name="T25" style:family="text">
      <style:text-properties officeooo:rsid="038dbd0e"/>
    </style:style>
    <style:style style:name="T26" style:family="text">
      <style:text-properties officeooo:rsid="05ff9aa9"/>
    </style:style>
    <style:style style:name="T27" style:family="text">
      <style:text-properties officeooo:rsid="060a04a3"/>
    </style:style>
    <style:style style:name="T28" style:family="text">
      <style:text-properties officeooo:rsid="060a9c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ISTEMA DE GERENCIAMENTO DE PROJETOS – <text:span text:style-name="T3">FASTPROJEC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Versão</text:p>
          </table:table-cell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Autor</text:p>
          </table:table-cell>
          <table:table-cell table:style-name="Table2.D1" office:value-type="string">
            <text:p text:style-name="P5">Notas da revisão</text:p>
          </table:table-cell>
        </table:table-row>
        <table:table-row table:style-name="Table2.2">
          <table:table-cell table:style-name="Table2.A2" office:value-type="string">
            <text:p text:style-name="P7">1.0</text:p>
          </table:table-cell>
          <table:table-cell table:style-name="Table2.B2" office:value-type="string">
            <text:p text:style-name="P6"><text:span text:style-name="T26">15</text:span>/<text:span text:style-name="T26">10</text:span>/2018</text:p>
          </table:table-cell>
          <table:table-cell table:style-name="Table2.C2" office:value-type="string">
            <text:p text:style-name="P12">Pablo Lima Flores</text:p>
          </table:table-cell>
          <table:table-cell table:style-name="Table2.D2" office:value-type="string">
            <text:p text:style-name="P7">Criação do documento</text:p>
          </table:table-cell>
        </table:table-row>
        <table:table-row table:style-name="Table2.2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D5" office:value-type="string">
            <text:p text:style-name="P8"/>
          </table:table-cell>
        </table:table-row>
        <table:table-row table:style-name="Table2.2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9"/>
          </table:table-cell>
          <table:table-cell table:style-name="Table2.D5" office:value-type="string">
            <text:p text:style-name="P10"/>
          </table:table-cell>
        </table:table-row>
        <table:table-row table:style-name="Table2.2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C5" office:value-type="string">
            <text:p text:style-name="P11"/>
          </table:table-cell>
          <table:table-cell table:style-name="Table2.D5" office:value-type="string">
            <text:p text:style-name="P11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7"><text:a xlink:type="simple" xlink:href="#__RefHeading___Toc4540_857996748" text:style-name="Index_20_Link" text:visited-style-name="Index_20_Link">1 REQUISITOS FUNCIONAIS<text:tab/>4</text:a></text:p>
          <text:p text:style-name="P17"><text:a xlink:type="simple" xlink:href="#__RefHeading___Toc4594_857996748" text:style-name="Index_20_Link" text:visited-style-name="Index_20_Link">2 REQUISITOS NÃO FUNCIONAIS<text:tab/>4</text:a></text:p>
        </text:index-body>
      </text:table-of-content>
      <text:p text:style-name="P13"/>
      <text:p text:style-name="P13"/>
      <text:h text:style-name="P15" text:outline-level="1" text:restart-numbering="true" text:start-value="-1"><text:bookmark-start text:name="__RefHeading___Toc4540_857996748"/>REQUISITOS FUNCIONAIS<text:bookmark-end text:name="__RefHeading___Toc4540_857996748"/></text:h>
      <text:p text:style-name="P21"><text:bookmark-start text:name="__RefHeading___Toc12428_3862678703"/>R<text:span text:style-name="T9">FA</text:span>0<text:span text:style-name="T10">0001</text:span> – <text:span text:style-name="T27">Manter Usuário</text:span><text:bookmark-end text:name="__RefHeading___Toc12428_3862678703"/></text:p>
      <text:p text:style-name="P22"><text:bookmark-start text:name="__RefHeading___Toc12430_3862678703"/><text:span text:style-name="T11">R</text:span><text:span text:style-name="T12">FU</text:span><text:span text:style-name="T11">0</text:span><text:span text:style-name="T13">000</text:span><text:span text:style-name="T15">2</text:span><text:span text:style-name="T11"> – </text:span><text:span text:style-name="T16">Cadastrar Usuário</text:span><text:bookmark-end text:name="__RefHeading___Toc12430_3862678703"/></text:p>
      <text:p text:style-name="P22"><text:bookmark-start text:name="__RefHeading___Toc4544_857996748"/><text:span text:style-name="T11">RF</text:span><text:span text:style-name="T14">U00003</text:span><text:span text:style-name="T11"> – </text:span><text:span text:style-name="T16">Alterar Usuário</text:span><text:bookmark-end text:name="__RefHeading___Toc4544_857996748"/></text:p>
      <text:p text:style-name="P22"><text:bookmark-start text:name="__RefHeading___Toc4546_857996748"/>RF<text:span text:style-name="T22">U</text:span>0<text:span text:style-name="T21">0004</text:span> – <text:span text:style-name="T27">Consultar Usuário</text:span><text:bookmark-end text:name="__RefHeading___Toc4546_857996748"/></text:p>
      <text:p text:style-name="P22"><text:bookmark-start text:name="__RefHeading___Toc4548_857996748"/><text:span text:style-name="T11">RF</text:span><text:span text:style-name="T14">U000</text:span><text:span text:style-name="T11">0</text:span><text:span text:style-name="T15">5</text:span><text:span text:style-name="T11"> – </text:span><text:span text:style-name="T16">Alterar status do Usuário</text:span><text:bookmark-end text:name="__RefHeading___Toc4548_857996748"/></text:p>
      <text:p text:style-name="P21"><text:bookmark-start text:name="__RefHeading___Toc4550_857996748"/>RF<text:span text:style-name="T23">U000</text:span>0<text:span text:style-name="T25">6</text:span> – <text:span text:style-name="T27">Perfil de acesso</text:span><text:bookmark-end text:name="__RefHeading___Toc4550_857996748"/></text:p>
      <text:p text:style-name="P21"><text:bookmark-start text:name="__RefHeading___Toc4552_857996748"/><text:span text:style-name="T17">RF</text:span><text:span text:style-name="T18">S000</text:span><text:span text:style-name="T17">0</text:span><text:span text:style-name="T19">7</text:span><text:span text:style-name="T17"> – </text:span><text:span text:style-name="T20">Alterar senha </text:span><text:bookmark-end text:name="__RefHeading___Toc4552_857996748"/></text:p>
      <text:p text:style-name="P22"><text:bookmark-start text:name="__RefHeading___Toc4554_857996748"/>RF<text:span text:style-name="T24">U000</text:span>0<text:span text:style-name="T25">8</text:span> – <text:span text:style-name="T27">Visualizar senha do Usuário</text:span><text:bookmark-end text:name="__RefHeading___Toc4554_857996748"/></text:p>
      <text:p text:style-name="P20"><text:span text:style-name="T27">etc</text:span>…</text:p>
      <text:p text:style-name="P20"/>
      <text:h text:style-name="P16" text:outline-level="1"><text:bookmark-start text:name="__RefHeading___Toc4594_857996748"/>REQUISITOS NÃO FUNCIONAIS<text:bookmark-end text:name="__RefHeading___Toc4594_857996748"/></text:h>
      <text:p text:style-name="P21"><text:bookmark-start text:name="__RefHeading___Toc4596_857996748"/><text:span text:style-name="T8">RNF01 – Compatibilidade com navegadores Chrome e Mozzila Firefox</text:span><text:bookmark-end text:name="__RefHeading___Toc4596_857996748"/></text:p>
      <text:p text:style-name="P21"><text:bookmark-start text:name="__RefHeading___Toc4598_857996748"/>RNF02 – <text:span text:style-name="T28">Manter histórico de dados</text:span><text:bookmark-end text:name="__RefHeading___Toc4598_857996748"/></text:p>
      <text:p text:style-name="P21"><text:bookmark-start text:name="__RefHeading___Toc4600_857996748"/>RNF03 – I<text:span text:style-name="T28">dioma</text:span> <text:span text:style-name="T27">pt-br</text:span><text:bookmark-end text:name="__RefHeading___Toc4600_857996748"/></text:p>
      <text:p text:style-name="P21"><text:bookmark-start text:name="__RefHeading___Toc4602_857996748"/>RNF04 – <text:s/>L<text:span text:style-name="T28">og de acesso</text:span><text:bookmark-end text:name="__RefHeading___Toc4602_8579967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line-height="15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font-weight="bold" officeooo:rsid="0005fb63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-image-width="0cm" draw:fill-image-height="0cm"/>
      <style:paragraph-properties fo:margin-left="0cm" fo:margin-right="0cm" fo:text-align="justify" style:justify-single-word="false" fo:text-indent="-0.76cm" style:auto-text-indent="false" style:page-number="auto" style:shadow="none" fo:keep-with-next="always" style:writing-mode="lr-tb">
        <style:tab-stops/>
      </style:paragraph-properties>
      <style:text-properties fo:text-transform="uppercase" style:font-name="Arial1" fo:font-family="Arial" style:font-style-name="Negrito" style:font-family-generic="swiss" style:font-pitch="variable" fo:font-size="12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cm" fo:margin-right="0cm" fo:text-align="justify" style:justify-single-word="false" fo:text-indent="-0.76cm" style:auto-text-indent="false" fo:keep-with-next="always" style:writing-mode="lr-tb">
        <style:tab-stops/>
      </style:paragraph-properties>
      <style:text-properties fo:text-transform="uppercase" style:font-name="Arial" fo:font-family="Arial" style:font-family-generic="swiss" style:font-pitch="variable" fo:font-style="normal" fo:font-weight="normal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indent="7.001cm" style:auto-text-indent="false" style:page-number="auto" fo:keep-with-next="always" style:writing-mode="lr-tb">
        <style:tab-stops/>
      </style:paragraph-properties>
      <style:text-properties style:font-name="Arial2" fo:font-family="Arial" style:font-style-name="Regular" style:font-family-generic="swiss" style:font-pitch="variable" fo:font-size="12pt" fo:font-weight="normal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4.001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5.752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indent="2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2cm" fo:margin-right="0cm" fo:text-indent="3.752cm" style:auto-text-indent="false"/>
    </style:style>
    <style:style style:name="Header" style:family="paragraph" style:parent-style-name="Standard" style:class="extra">
      <style:text-properties fo:color="#000000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fo:font-size="12pt" style:font-size-asian="12pt" style:font-size-complex="12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color="#000000" fo:font-size="8pt" style:font-size-asian="8pt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text-align="justify" style:justify-single-word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WW-Header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 style:master-page-name="">
      <style:paragraph-properties fo:line-height="100%" style:page-number="auto" style:writing-mode="lr-tb"/>
      <style:text-properties style:font-name="Arial3" fo:font-family="Arial" style:font-style-name="Itálico" style:font-family-generic="swiss" style:font-pitch="variable" fo:font-size="10pt" fo:font-style="normal" fo:font-weight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66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>
      <style:text-properties fo:color="#000066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fo:color="#000000" fo:font-weight="normal" style:font-weight-asian="normal"/>
    </style:style>
    <style:style style:name="WW8Num3z2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normal" style:font-weight-asian="normal"/>
    </style:style>
    <style:style style:name="WW8Num9z1" style:family="text">
      <style:text-properties fo:color="#000000" fo:font-weight="normal" style:font-weight-asian="normal"/>
    </style:style>
    <style:style style:name="WW8Num9z2" style:family="text"/>
    <style:style style:name="WW8Num10z0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fo:font-size="12pt" fo:font-weight="normal" style:font-size-asian="12pt" style:font-weight-asian="normal" style:font-size-complex="12pt"/>
    </style:style>
    <style:style style:name="WW8Num17z0" style:family="text">
      <style:text-properties fo:font-weight="normal" style:font-weight-asian="normal"/>
    </style:style>
    <style:style style:name="WW8Num17z1" style:family="text">
      <style:text-properties fo:color="#000000" fo:font-weight="normal" style:font-weight-asian="normal"/>
    </style:style>
    <style:style style:name="WW8Num17z2" style:family="text"/>
    <style:style style:name="WW8Num18z0" style:family="text">
      <style:text-properties fo:font-weight="normal" style:font-weight-asian="normal"/>
    </style:style>
    <style:style style:name="WW8Num18z1" style:family="text">
      <style:text-properties fo:color="#000000" fo:font-weight="normal" style:font-weight-asian="normal"/>
    </style:style>
    <style:style style:name="WW8Num18z2" style:family="text"/>
    <style:style style:name="WW8Num19z0" style:family="text">
      <style:text-properties fo:font-weight="normal" style:font-weight-asian="normal"/>
    </style:style>
    <style:style style:name="WW8Num19z1" style:family="text">
      <style:text-properties fo:color="#000000" fo:font-weight="normal" style:font-weight-asian="normal"/>
    </style:style>
    <style:style style:name="WW8Num19z2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weight="normal" style:font-weight-asian="normal"/>
    </style:style>
    <style:style style:name="WW8Num22z1" style:family="text">
      <style:text-properties fo:color="#000000" fo:font-weight="normal" style:font-weight-asian="normal"/>
    </style:style>
    <style:style style:name="WW8Num22z2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weight="normal" style:font-weight-asian="normal"/>
    </style:style>
    <style:style style:name="WW8Num24z1" style:family="text">
      <style:text-properties fo:color="#000000" fo:font-weight="normal" style:font-weight-asian="normal"/>
    </style:style>
    <style:style style:name="WW8Num24z2" style:family="text"/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weight="normal" style:font-weight-asian="normal"/>
    </style:style>
    <style:style style:name="WW8Num28z1" style:family="text">
      <style:text-properties fo:color="#000000" fo:font-weight="normal" style:font-weight-asian="normal"/>
    </style:style>
    <style:style style:name="WW8Num28z2" style:family="text"/>
    <style:style style:name="WW8Num29z0" style:family="text">
      <style:text-properties style:font-name="Symbol1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0z0" style:family="text"/>
    <style:style style:name="WW8Num30z1" style:family="text">
      <style:text-properties fo:font-style="normal" fo:font-weight="normal" style:font-style-asian="normal" style:font-weight-asian="norma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32z1" style:family="text">
      <style:text-properties fo:font-weight="normal" style:font-weight-asian="normal"/>
    </style:style>
    <style:style style:name="WW8Num32z2" style:family="text"/>
    <style:style style:name="WW8Num33z0" style:family="text"/>
    <style:style style:name="Fonte_20_parág._20_padrão" style:display-name="Fonte parág. padrão" style:family="text"/>
    <style:style style:name="nfakpe" style:family="text" style:parent-style-name="Fonte_20_parág._20_padrão"/>
    <style:style style:name="Cabeçalho_20_Char" style:display-name="Cabeçalho Char" style:family="text" style:parent-style-name="Fonte_20_parág._20_padrão"/>
    <style:style style:name="Corpo_20_de_20_texto_20_3_20_Char" style:display-name="Corpo de texto 3 Char" style:family="text">
      <style:text-properties fo:font-size="8pt" style:font-size-asian="8pt" style:font-size-complex="8pt"/>
    </style:style>
    <style:style style:name="Recuo_20_de_20_corpo_20_de_20_texto_20_Char" style:display-name="Recuo de corpo de texto Char" style:family="text">
      <style:text-properties fo:color="#00000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p" style:family="text" style:parent-style-name="Fonte_20_parág._20_padrão"/>
    <style:style style:name="j-j5-ji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gi" style:family="text" style:parent-style-name="Fonte_20_parág._20_padrão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color="#000000"/>
    </style:style>
    <style:style style:name="Assunto_20_do_20_comentário_20_Char" style:display-name="Assunto do comentário Char" style:family="text">
      <style:text-properties fo:color="#000000" fo:font-weight="bold" style:font-weight-asian="bold" style:font-weight-complex="bold"/>
    </style:style>
    <style:style style:name="apple-converted-space" style:family="text"/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Rodapé_20_Char" style:display-name="Rodapé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SSBookmark" style:family="text">
      <style:text-properties fo:color="#000000" style:font-name="Lucida Sans" fo:font-family="'Lucida Sans'" style:font-family-generic="roman" style:font-pitch="variable" fo:font-size="8pt" fo:background-color="#ffff80" style:font-size-asian="8pt"/>
    </style:style>
    <style:style style:name="ListLabel_20_57" style:display-name="ListLabel 57" style:family="text">
      <style:text-properties fo:font-size="11pt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1pt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 fo:margin-left="1.27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6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7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8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9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0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1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2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3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4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0" style:family="table">
      <style:table-properties style:width="16.907cm" fo:margin-left="0.09cm" table:align="left" style:writing-mode="lr-tb"/>
    </style:style>
    <style:style style:name="Tabela30.A" style:family="table-column">
      <style:table-column-properties style:column-width="3.916cm"/>
    </style:style>
    <style:style style:name="Tabela30.B" style:family="table-column">
      <style:table-column-properties style:column-width="3.493cm"/>
    </style:style>
    <style:style style:name="Tabela30.C" style:family="table-column">
      <style:table-column-properties style:column-width="3.016cm"/>
    </style:style>
    <style:style style:name="Tabela30.D" style:family="table-column">
      <style:table-column-properties style:column-width="3.228cm"/>
    </style:style>
    <style:style style:name="Tabela30.E" style:family="table-column">
      <style:table-column-properties style:column-width="3.254cm"/>
    </style:style>
    <style:style style:name="Tabela30.1" style:family="table-row">
      <style:table-row-properties style:min-row-height="0.891cm" fo:keep-together="auto"/>
    </style:style>
    <style:style style:name="Tabela30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ela30.B1" style:family="table-cell">
      <style:table-cell-properties style:vertical-align="middle" fo:padding="0.097cm" fo:border="1pt solid #000000" style:writing-mode="lr-tb"/>
    </style:style>
    <style:style style:name="Tabela30.2" style:family="table-row">
      <style:table-row-properties style:min-row-height="0.799cm" fo:keep-together="auto"/>
    </style:style>
    <style:style style:name="Tabela30.B2" style:family="table-cell">
      <style:table-cell-properties style:vertical-align="middle" fo:padding="0.097cm" fo:border-left="1pt solid #000000" fo:border-right="none" fo:border-top="none" fo:border-bottom="1pt solid #000000" style:writing-mode="lr-tb"/>
    </style:style>
    <style:style style:name="Tabela30.E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ela30.3" style:family="table-row">
      <style:table-row-properties style:min-row-height="1.011cm" fo:keep-together="auto"/>
    </style:style>
    <style:style style:name="MP1" style:family="paragraph" style:parent-style-name="Table_20_Contents" style:list-style-name="WW8Num1">
      <style:paragraph-properties style:snap-to-layout-grid="false" style:writing-mode="lr-tb"/>
      <style:text-properties style:font-name="Arial" fo:font-size="10pt" officeooo:paragraph-rsid="00ef3b96" style:font-size-asian="10pt" style:font-name-complex="Arial" style:font-size-complex="10pt"/>
    </style:style>
    <style:style style:name="MP2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5fefe27" officeooo:paragraph-rsid="05fefe27" style:font-size-asian="10pt" style:font-size-complex="10pt"/>
    </style:style>
    <style:style style:name="MP3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0c4f2c9" officeooo:paragraph-rsid="00ef3b96" style:font-size-asian="10pt" style:font-size-complex="10pt"/>
    </style:style>
    <style:style style:name="MP4" style:family="paragraph" style:parent-style-name="Text" style:list-style-name="WW8Num1">
      <style:paragraph-properties fo:text-align="center" style:justify-single-word="false" style:writing-mode="lr-tb"/>
      <style:text-properties style:font-name="Arial" fo:font-size="10pt" officeooo:paragraph-rsid="00ef3b96" style:font-size-asian="10pt" style:font-size-complex="10pt"/>
    </style:style>
    <style:style style:name="MP5" style:family="paragraph" style:parent-style-name="Text" style:list-style-name="WW8Num1">
      <style:paragraph-properties fo:text-align="center" style:justify-single-word="false"/>
      <style:text-properties style:font-name="Arial" fo:font-size="10pt" fo:font-weight="bold" officeooo:rsid="00ef3b96" officeooo:paragraph-rsid="00ef3b96" style:font-size-asian="10pt" style:font-weight-asian="bold" style:font-size-complex="10pt" style:font-weight-complex="bold"/>
    </style:style>
    <style:style style:name="MT1" style:family="text">
      <style:text-properties officeooo:rsid="00ef3b96"/>
    </style:style>
    <style:style style:name="MT2" style:family="text">
      <style:text-properties officeooo:rsid="02722c81"/>
    </style:style>
    <style:style style:name="MT3" style:family="text">
      <style:text-properties officeooo:rsid="05fefe27"/>
    </style:style>
    <style:style style:name="MT4" style:family="text">
      <style:text-properties officeooo:rsid="00c4f2c9" style:font-name-asian="Arial" style:font-name-complex="Arial"/>
    </style:style>
    <style:style style:name="MT5" style:family="text">
      <style:text-properties style:font-name-asian="Arial" style:font-name-complex="Arial"/>
    </style:style>
    <style:style style:name="MT6" style:family="text">
      <style:text-properties officeooo:rsid="03cbb692"/>
    </style:style>
    <style:style style:name="MT7" style:family="text">
      <style:text-properties officeooo:rsid="01d2ff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30" table:style-name="Tabela30">
          <table:table-column table:style-name="Tabela30.A"/>
          <table:table-column table:style-name="Tabela30.B"/>
          <table:table-column table:style-name="Tabela30.C"/>
          <table:table-column table:style-name="Tabela30.D"/>
          <table:table-column table:style-name="Tabela30.E"/>
          <table:table-row table:style-name="Tabela30.1">
            <table:table-cell table:style-name="Tabela30.A1" table:number-rows-spanned="2" office:value-type="string">
              <text:list xml:id="list2201915859" text:style-name="WW8Num1">
                <text:list-item>
                  <text:h text:style-name="MP1" text:outline-level="1"/>
                </text:list-item>
              </text:list>
            </table:table-cell>
            <table:table-cell table:style-name="Tabela30.B1" table:number-columns-spanned="4" office:value-type="string">
              <text:list xml:id="list132159294932425" text:continue-numbering="true" text:style-name="WW8Num1">
                <text:list-item>
                  <text:p text:style-name="MP2">Desenvolvedora de Softwares de Gestão Empresarial - DSGE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ela30.2">
            <table:covered-table-cell/>
            <table:table-cell table:style-name="Tabela30.B2" office:value-type="string">
              <text:list xml:id="list132159331775023" text:continue-numbering="true" text:style-name="WW8Num1">
                <text:list-item>
                  <text:p text:style-name="MP3"><text:span text:style-name="MT1">Área</text:span>: <text:span text:style-name="MT2">TI</text:span></text:p>
                </text:list-item>
              </text:list>
            </table:table-cell>
            <table:table-cell table:style-name="Tabela30.B2" office:value-type="string">
              <text:list xml:id="list132160256691991" text:continue-numbering="true" text:style-name="WW8Num1">
                <text:list-item>
                  <text:p text:style-name="MP3">Versão: <text:span text:style-name="MT2">1.0</text:span></text:p>
                </text:list-item>
              </text:list>
            </table:table-cell>
            <table:table-cell table:style-name="Tabela30.B2" office:value-type="string">
              <text:list xml:id="list132159857691133" text:continue-numbering="true" text:style-name="WW8Num1">
                <text:list-item>
                  <text:p text:style-name="MP3">Data: <text:span text:style-name="MT3">15/10/2018</text:span></text:p>
                </text:list-item>
              </text:list>
            </table:table-cell>
            <table:table-cell table:style-name="Tabela30.E2" office:value-type="string">
              <text:list xml:id="list132159500814611" text:continue-numbering="true" text:style-name="WW8Num1">
                <text:list-item>
                  <text:p text:style-name="MP4"><text:span text:style-name="MT4">Pág.</text:span><text:span text:style-name="MT5"> </text:span><text:page-number text:select-page="current">3</text:page-number></text:p>
                </text:list-item>
              </text:list>
            </table:table-cell>
          </table:table-row>
          <table:table-row table:style-name="Tabela30.3">
            <table:table-cell table:style-name="Tabela30.E2" table:number-columns-spanned="5" office:value-type="string">
              <text:list xml:id="list132160109041484" text:continue-numbering="true" text:style-name="WW8Num1">
                <text:list-item>
                  <text:p text:style-name="MP5"><text:span text:style-name="MT6">Documento de Levantamento</text:span> de Requisitos –<text:span text:style-name="MT7"> FastProject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"/>
      </style:header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DADE-Centro de Ciências Sociais Aplicadas</dc:title>
    <meta:initial-creator>Intranet</meta:initial-creator>
    <meta:creation-date>2016-09-06T14:49:00</meta:creation-date>
    <dc:date>2018-10-16T13:21:59.099261352</dc:date>
    <meta:editing-cycles>1244</meta:editing-cycles>
    <meta:editing-duration>P9DT12H38M18S</meta:editing-duration>
    <meta:generator>LibreOffice/5.3.5.2$Linux_X86_64 LibreOffice_project/30m0$Build-2</meta:generator>
    <meta:print-date>2018-08-09T08:26:44.881914724</meta:print-date>
    <meta:document-statistic meta:table-count="2" meta:image-count="0" meta:object-count="0" meta:page-count="4" meta:paragraph-count="34" meta:word-count="112" meta:character-count="788" meta:non-whitespace-character-count="696"/>
  </office:meta>
</office:document-meta>
</file>